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3.branch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Wiesner</meta:initial-creator>
    <meta:creation-date>2014-06-03T14:26:58</meta:creation-date>
    <meta:editing-duration>PT40S</meta:editing-duration>
    <meta:editing-cycles>6</meta:editing-cycles>
    <dc:date>2014-06-03T14:38:18</dc:date>
    <dc:creator>Mike Wiesner</dc:creator>
    <meta:generator>OpenOffice/4.0.1$Unix OpenOffice.org_project/401m5$Build-9714</meta:generator>
    <meta:document-statistic meta:object-count="25"/>
  </office:meta>
</office:document-meta>
</file>